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2">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6">n </text:span><text:span text:style-name="T17">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8">AX =</text:span><text:span text:style-name="T19"> </text:span><text:span text:style-name="T18">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8">EAX </text:span><text:span text:style-name="T19">= </text:span><text:span text:style-name="T18">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8">RAX =</text:span><text:span text:style-name="T19"> </text:span><text:span text:style-name="T18">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3">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8">Move if less (SF !=</text:span><text:span text:style-name="T20"> </text:span><text:span text:style-name="T18">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8">DX:AX =</text:span><text:span text:style-name="T19"> </text:span><text:span text:style-name="T18">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8">Replace ST(0) with (2^(ST(0))</text:span><text:span text:style-name="T21"> </text:span><text:span text:style-name="T18">–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b</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l</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q</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2">Push FS</text:span><text:span text:style-name="T23">.</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2">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2">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30">00/00/0000</text:date>, <text:time style:data-style-name="N2" text:time-value="0000-00-00T14: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30T15:03:34</dc:date>
    <meta:editing-duration>P3DT2H37M15S</meta:editing-duration>
    <meta:editing-cycles>315</meta:editing-cycles>
    <meta:generator>LibreOffice/3.6$MacOSX_x86 LibreOffice_project/e29a214-2bbed72-0621de6-a97528c-8f066d</meta:generator>
    <meta:document-statistic meta:table-count="1" meta:cell-count="18197" meta:object-count="0"/>
  </office:meta>
</office:document-meta>
</file>